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3" table:default-cell-style-name="Default"/>
        <table:table-row table:style-name="ro1">
          <table:table-cell office:value-type="float" office:value="3985563.17827486" calcext:value-type="float">
            <text:p>3985563,17827486</text:p>
          </table:table-cell>
          <table:table-cell office:value-type="float" office:value="3060835.59355479" calcext:value-type="float">
            <text:p>3060835,59355479</text:p>
          </table:table-cell>
          <table:table-cell office:value-type="float" office:value="3916215.68870799" calcext:value-type="float">
            <text:p>3916215,68870799</text:p>
          </table:table-cell>
        </table:table-row>
        <table:table-row table:style-name="ro1">
          <table:table-cell office:value-type="float" office:value="3974201.62568061" calcext:value-type="float">
            <text:p>3974201,62568061</text:p>
          </table:table-cell>
          <table:table-cell office:value-type="float" office:value="3075316.25519913" calcext:value-type="float">
            <text:p>3075316,25519913</text:p>
          </table:table-cell>
          <table:table-cell office:value-type="float" office:value="3916416.34774407" calcext:value-type="float">
            <text:p>3916416,34774407</text:p>
          </table:table-cell>
        </table:table-row>
        <table:table-row table:style-name="ro1">
          <table:table-cell office:value-type="float" office:value="3961994.04817199" calcext:value-type="float">
            <text:p>3961994,04817199</text:p>
          </table:table-cell>
          <table:table-cell office:value-type="float" office:value="3090318.00156454" calcext:value-type="float">
            <text:p>3090318,00156454</text:p>
          </table:table-cell>
          <table:table-cell office:value-type="float" office:value="3916973.45845996" calcext:value-type="float">
            <text:p>3916973,45845996</text:p>
          </table:table-cell>
        </table:table-row>
        <table:table-row table:style-name="ro1">
          <table:table-cell office:value-type="float" office:value="3949664.03949839" calcext:value-type="float">
            <text:p>3949664,03949839</text:p>
          </table:table-cell>
          <table:table-cell office:value-type="float" office:value="3105674.59613181" calcext:value-type="float">
            <text:p>3105674,59613181</text:p>
          </table:table-cell>
          <table:table-cell office:value-type="float" office:value="3917278.42903872" calcext:value-type="float">
            <text:p>3917278,42903872</text:p>
          </table:table-cell>
        </table:table-row>
        <table:table-row table:style-name="ro1">
          <table:table-cell office:value-type="float" office:value="3939186.55577967" calcext:value-type="float">
            <text:p>3939186,55577967</text:p>
          </table:table-cell>
          <table:table-cell office:value-type="float" office:value="3122174.56059049" calcext:value-type="float">
            <text:p>3122174,56059049</text:p>
          </table:table-cell>
          <table:table-cell office:value-type="float" office:value="3914724.62279837" calcext:value-type="float">
            <text:p>3914724,62279837</text:p>
          </table:table-cell>
        </table:table-row>
        <table:table-row table:style-name="ro1">
          <table:table-cell office:value-type="float" office:value="3924790.42942003" calcext:value-type="float">
            <text:p>3924790,42942003</text:p>
          </table:table-cell>
          <table:table-cell office:value-type="float" office:value="3131895.06727963" calcext:value-type="float">
            <text:p>3131895,06727963</text:p>
          </table:table-cell>
          <table:table-cell office:value-type="float" office:value="3921379.80705499" calcext:value-type="float">
            <text:p>3921379,80705499</text:p>
          </table:table-cell>
        </table:table-row>
        <table:table-row table:style-name="ro1">
          <table:table-cell office:value-type="float" office:value="3972876.94234" calcext:value-type="float">
            <text:p>3972876,94234</text:p>
          </table:table-cell>
          <table:table-cell office:value-type="float" office:value="3056694.40725979" calcext:value-type="float">
            <text:p>3056694,40725979</text:p>
          </table:table-cell>
          <table:table-cell office:value-type="float" office:value="3932225.59242651" calcext:value-type="float">
            <text:p>3932225,59242651</text:p>
          </table:table-cell>
        </table:table-row>
        <table:table-row table:style-name="ro1">
          <table:table-cell office:value-type="float" office:value="3964226.67811604" calcext:value-type="float">
            <text:p>3964226,67811604</text:p>
          </table:table-cell>
          <table:table-cell office:value-type="float" office:value="3067773.99385792" calcext:value-type="float">
            <text:p>3067773,99385792</text:p>
          </table:table-cell>
          <table:table-cell office:value-type="float" office:value="3932326.9821406" calcext:value-type="float">
            <text:p>3932326,9821406</text:p>
          </table:table-cell>
        </table:table-row>
        <table:table-row table:style-name="ro1">
          <table:table-cell office:value-type="float" office:value="3951586.6402819" calcext:value-type="float">
            <text:p>3951586,6402819</text:p>
          </table:table-cell>
          <table:table-cell office:value-type="float" office:value="3082251.6812658" calcext:value-type="float">
            <text:p>3082251,6812658</text:p>
          </table:table-cell>
          <table:table-cell office:value-type="float" office:value="3933720.5583128" calcext:value-type="float">
            <text:p>3933720,5583128</text:p>
          </table:table-cell>
        </table:table-row>
        <table:table-row table:style-name="ro1">
          <table:table-cell office:value-type="float" office:value="3940009.72201459" calcext:value-type="float">
            <text:p>3940009,72201459</text:p>
          </table:table-cell>
          <table:table-cell office:value-type="float" office:value="3099204.4999245" calcext:value-type="float">
            <text:p>3099204,4999245</text:p>
          </table:table-cell>
          <table:table-cell office:value-type="float" office:value="3932021.50048746" calcext:value-type="float">
            <text:p>3932021,50048746</text:p>
          </table:table-cell>
        </table:table-row>
        <table:table-row table:style-name="ro1">
          <table:table-cell office:value-type="float" office:value="3932010.79632591" calcext:value-type="float">
            <text:p>3932010,79632591</text:p>
          </table:table-cell>
          <table:table-cell office:value-type="float" office:value="3115045.26467759" calcext:value-type="float">
            <text:p>3115045,26467759</text:p>
          </table:table-cell>
          <table:table-cell office:value-type="float" office:value="3927531.41009328" calcext:value-type="float">
            <text:p>3927531,41009328</text:p>
          </table:table-cell>
        </table:table-row>
        <table:table-row table:style-name="ro1">
          <table:table-cell office:value-type="float" office:value="3920600.18193021" calcext:value-type="float">
            <text:p>3920600,18193021</text:p>
          </table:table-cell>
          <table:table-cell office:value-type="float" office:value="3124614.12753864" calcext:value-type="float">
            <text:p>3124614,12753864</text:p>
          </table:table-cell>
          <table:table-cell office:value-type="float" office:value="3931316.23922301" calcext:value-type="float">
            <text:p>3931316,23922301</text:p>
          </table:table-cell>
        </table:table-row>
        <table:table-row table:style-name="ro1">
          <table:table-cell office:value-type="float" office:value="3968322.47626368" calcext:value-type="float">
            <text:p>3968322,47626368</text:p>
          </table:table-cell>
          <table:table-cell office:value-type="float" office:value="3045705.36013386" calcext:value-type="float">
            <text:p>3045705,36013386</text:p>
          </table:table-cell>
          <table:table-cell office:value-type="float" office:value="3945263.03547901" calcext:value-type="float">
            <text:p>3945263,03547901</text:p>
          </table:table-cell>
        </table:table-row>
        <table:table-row table:style-name="ro1">
          <table:table-cell office:value-type="float" office:value="3956774.77151926" calcext:value-type="float">
            <text:p>3956774,77151926</text:p>
          </table:table-cell>
          <table:table-cell office:value-type="float" office:value="3058462.21399251" calcext:value-type="float">
            <text:p>3058462,21399251</text:p>
          </table:table-cell>
          <table:table-cell office:value-type="float" office:value="3946983.37513997" calcext:value-type="float">
            <text:p>3946983,37513997</text:p>
          </table:table-cell>
        </table:table-row>
        <table:table-row table:style-name="ro1">
          <table:table-cell office:value-type="float" office:value="3942423.46074019" calcext:value-type="float">
            <text:p>3942423,46074019</text:p>
          </table:table-cell>
          <table:table-cell office:value-type="float" office:value="3073609.69126874" calcext:value-type="float">
            <text:p>3073609,69126874</text:p>
          </table:table-cell>
          <table:table-cell office:value-type="float" office:value="3949563.53667072" calcext:value-type="float">
            <text:p>3949563,53667072</text:p>
          </table:table-cell>
        </table:table-row>
        <table:table-row table:style-name="ro1">
          <table:table-cell office:value-type="float" office:value="3928269.50107803" calcext:value-type="float">
            <text:p>3928269,50107803</text:p>
          </table:table-cell>
          <table:table-cell office:value-type="float" office:value="3089989.19640227" calcext:value-type="float">
            <text:p>3089989,19640227</text:p>
          </table:table-cell>
          <table:table-cell office:value-type="float" office:value="3950878.86909663" calcext:value-type="float">
            <text:p>3950878,86909663</text:p>
          </table:table-cell>
        </table:table-row>
        <table:table-row table:style-name="ro1">
          <table:table-cell office:value-type="float" office:value="3915079.61799489" calcext:value-type="float">
            <text:p>3915079,61799489</text:p>
          </table:table-cell>
          <table:table-cell office:value-type="float" office:value="3105503.81582629" calcext:value-type="float">
            <text:p>3105503,81582629</text:p>
          </table:table-cell>
          <table:table-cell office:value-type="float" office:value="3951801.96053047" calcext:value-type="float">
            <text:p>3951801,96053047</text:p>
          </table:table-cell>
        </table:table-row>
        <table:table-row table:style-name="ro1">
          <table:table-cell office:value-type="float" office:value="3907607.26425771" calcext:value-type="float">
            <text:p>3907607,26425771</text:p>
          </table:table-cell>
          <table:table-cell office:value-type="float" office:value="3125080.16295371" calcext:value-type="float">
            <text:p>3125080,16295371</text:p>
          </table:table-cell>
          <table:table-cell office:value-type="float" office:value="3943798.08486876" calcext:value-type="float">
            <text:p>3943798,08486876</text:p>
          </table:table-cell>
        </table:table-row>
        <table:table-row table:style-name="ro1">
          <table:table-cell office:value-type="float" office:value="3958839.24091617" calcext:value-type="float">
            <text:p>3958839,24091617</text:p>
          </table:table-cell>
          <table:table-cell office:value-type="float" office:value="3034199.006382" calcext:value-type="float">
            <text:p>3034199,006382</text:p>
          </table:table-cell>
          <table:table-cell office:value-type="float" office:value="3963520.67538545" calcext:value-type="float">
            <text:p>3963520,67538545</text:p>
          </table:table-cell>
        </table:table-row>
        <table:table-row table:style-name="ro1">
          <table:table-cell office:value-type="float" office:value="3939897.39323762" calcext:value-type="float">
            <text:p>3939897,39323762</text:p>
          </table:table-cell>
          <table:table-cell office:value-type="float" office:value="3048530.08652067" calcext:value-type="float">
            <text:p>3048530,08652067</text:p>
          </table:table-cell>
          <table:table-cell office:value-type="float" office:value="3971350.4203982" calcext:value-type="float">
            <text:p>3971350,4203982</text:p>
          </table:table-cell>
        </table:table-row>
        <table:table-row table:style-name="ro1">
          <table:table-cell office:value-type="float" office:value="3924565.76561897" calcext:value-type="float">
            <text:p>3924565,76561897</text:p>
          </table:table-cell>
          <table:table-cell office:value-type="float" office:value="3070590.2770957" calcext:value-type="float">
            <text:p>3070590,2770957</text:p>
          </table:table-cell>
          <table:table-cell office:value-type="float" office:value="3969544.4659532" calcext:value-type="float">
            <text:p>3969544,4659532</text:p>
          </table:table-cell>
        </table:table-row>
        <table:table-row table:style-name="ro1">
          <table:table-cell office:value-type="float" office:value="3915723.0692906" calcext:value-type="float">
            <text:p>3915723,0692906</text:p>
          </table:table-cell>
          <table:table-cell office:value-type="float" office:value="3085473.35871789" calcext:value-type="float">
            <text:p>3085473,35871789</text:p>
          </table:table-cell>
          <table:table-cell office:value-type="float" office:value="3966749.8490187" calcext:value-type="float">
            <text:p>3966749,8490187</text:p>
          </table:table-cell>
        </table:table-row>
        <table:table-row table:style-name="ro1">
          <table:table-cell office:value-type="float" office:value="3908803.85592055" calcext:value-type="float">
            <text:p>3908803,85592055</text:p>
          </table:table-cell>
          <table:table-cell office:value-type="float" office:value="3100635.8168735" calcext:value-type="float">
            <text:p>3100635,8168735</text:p>
          </table:table-cell>
          <table:table-cell office:value-type="float" office:value="3961773.39571587" calcext:value-type="float">
            <text:p>3961773,39571587</text:p>
          </table:table-cell>
        </table:table-row>
        <table:table-row table:style-name="ro1">
          <table:table-cell office:value-type="float" office:value="3899610.42948275" calcext:value-type="float">
            <text:p>3899610,42948275</text:p>
          </table:table-cell>
          <table:table-cell office:value-type="float" office:value="3111214.95422578" calcext:value-type="float">
            <text:p>3111214,95422578</text:p>
          </table:table-cell>
          <table:table-cell office:value-type="float" office:value="3962535.51479055" calcext:value-type="float">
            <text:p>3962535,51479055</text:p>
          </table:table-cell>
        </table:table-row>
        <table:table-row table:style-name="ro1">
          <table:table-cell office:value-type="float" office:value="3947373.76289786" calcext:value-type="float">
            <text:p>3947373,76289786</text:p>
          </table:table-cell>
          <table:table-cell office:value-type="float" office:value="3029111.30077093" calcext:value-type="float">
            <text:p>3029111,30077093</text:p>
          </table:table-cell>
          <table:table-cell office:value-type="float" office:value="3978740.67113291" calcext:value-type="float">
            <text:p>3978740,67113291</text:p>
          </table:table-cell>
        </table:table-row>
        <table:table-row table:style-name="ro1">
          <table:table-cell office:value-type="float" office:value="3933371.19578185" calcext:value-type="float">
            <text:p>3933371,19578185</text:p>
          </table:table-cell>
          <table:table-cell office:value-type="float" office:value="3042803.71345561" calcext:value-type="float">
            <text:p>3042803,71345561</text:p>
          </table:table-cell>
          <table:table-cell office:value-type="float" office:value="3982141.52045194" calcext:value-type="float">
            <text:p>3982141,52045194</text:p>
          </table:table-cell>
        </table:table-row>
        <table:table-row table:style-name="ro1">
          <table:table-cell office:value-type="float" office:value="3921803.9084996" calcext:value-type="float">
            <text:p>3921803,9084996</text:p>
          </table:table-cell>
          <table:table-cell office:value-type="float" office:value="3062125.86138441" calcext:value-type="float">
            <text:p>3062125,86138441</text:p>
          </table:table-cell>
          <table:table-cell office:value-type="float" office:value="3978754.95082584" calcext:value-type="float">
            <text:p>3978754,95082584</text:p>
          </table:table-cell>
        </table:table-row>
        <table:table-row table:style-name="ro1">
          <table:table-cell office:value-type="float" office:value="3909733.340538" calcext:value-type="float">
            <text:p>3909733,340538</text:p>
          </table:table-cell>
          <table:table-cell office:value-type="float" office:value="3072414.71102078" calcext:value-type="float">
            <text:p>3072414,71102078</text:p>
          </table:table-cell>
          <table:table-cell office:value-type="float" office:value="3982680.71754158" calcext:value-type="float">
            <text:p>3982680,71754158</text:p>
          </table:table-cell>
        </table:table-row>
        <table:table-row table:style-name="ro1">
          <table:table-cell office:value-type="float" office:value="3896211.99386185" calcext:value-type="float">
            <text:p>3896211,99386185</text:p>
          </table:table-cell>
          <table:table-cell office:value-type="float" office:value="3090884.71700844" calcext:value-type="float">
            <text:p>3090884,71700844</text:p>
          </table:table-cell>
          <table:table-cell office:value-type="float" office:value="3981645.18279241" calcext:value-type="float">
            <text:p>3981645,18279241</text:p>
          </table:table-cell>
        </table:table-row>
        <table:table-row table:style-name="ro1">
          <table:table-cell office:value-type="float" office:value="3885423.79986887" calcext:value-type="float">
            <text:p>3885423,79986887</text:p>
          </table:table-cell>
          <table:table-cell office:value-type="float" office:value="3105176.0060885" calcext:value-type="float">
            <text:p>3105176,0060885</text:p>
          </table:table-cell>
          <table:table-cell office:value-type="float" office:value="3981070.42683271" calcext:value-type="float">
            <text:p>3981070,42683271</text:p>
          </table:table-cell>
        </table:table-row>
        <table:table-row table:style-name="ro1">
          <table:table-cell office:value-type="float" office:value="3937979.83475468" calcext:value-type="float">
            <text:p>3937979,83475468</text:p>
          </table:table-cell>
          <table:table-cell office:value-type="float" office:value="3025411.12184811" calcext:value-type="float">
            <text:p>3025411,12184811</text:p>
          </table:table-cell>
          <table:table-cell office:value-type="float" office:value="3990785.20074626" calcext:value-type="float">
            <text:p>3990785,20074626</text:p>
          </table:table-cell>
        </table:table-row>
        <table:table-row table:style-name="ro1">
          <table:table-cell office:value-type="float" office:value="3926809.01317733" calcext:value-type="float">
            <text:p>3926809,01317733</text:p>
          </table:table-cell>
          <table:table-cell office:value-type="float" office:value="3033072.88538986" calcext:value-type="float">
            <text:p>3033072,88538986</text:p>
          </table:table-cell>
          <table:table-cell office:value-type="float" office:value="3995947.27060633" calcext:value-type="float">
            <text:p>3995947,27060633</text:p>
          </table:table-cell>
        </table:table-row>
        <table:table-row table:style-name="ro1">
          <table:table-cell office:value-type="float" office:value="3915473.65298432" calcext:value-type="float">
            <text:p>3915473,65298432</text:p>
          </table:table-cell>
          <table:table-cell office:value-type="float" office:value="3054760.55583503" calcext:value-type="float">
            <text:p>3054760,55583503</text:p>
          </table:table-cell>
          <table:table-cell office:value-type="float" office:value="3990573.48742721" calcext:value-type="float">
            <text:p>3990573,48742721</text:p>
          </table:table-cell>
        </table:table-row>
        <table:table-row table:style-name="ro1">
          <table:table-cell office:value-type="float" office:value="3900995.11643673" calcext:value-type="float">
            <text:p>3900995,11643673</text:p>
          </table:table-cell>
          <table:table-cell office:value-type="float" office:value="3060581.20810076" calcext:value-type="float">
            <text:p>3060581,20810076</text:p>
          </table:table-cell>
          <table:table-cell office:value-type="float" office:value="4000232.56402342" calcext:value-type="float">
            <text:p>4000232,56402342</text:p>
          </table:table-cell>
        </table:table-row>
        <table:table-row table:style-name="ro1">
          <table:table-cell office:value-type="float" office:value="3889857.16360444" calcext:value-type="float">
            <text:p>3889857,16360444</text:p>
          </table:table-cell>
          <table:table-cell office:value-type="float" office:value="3088211.85128719" calcext:value-type="float">
            <text:p>3088211,85128719</text:p>
          </table:table-cell>
          <table:table-cell office:value-type="float" office:value="3989882.15136145" calcext:value-type="float">
            <text:p>3989882,15136145</text:p>
          </table:table-cell>
        </table:table-row>
        <table:table-row table:style-name="ro1">
          <table:table-cell office:value-type="float" office:value="3876213.32817043" calcext:value-type="float">
            <text:p>3876213,32817043</text:p>
          </table:table-cell>
          <table:table-cell office:value-type="float" office:value="3088233.32405597" calcext:value-type="float">
            <text:p>3088233,32405597</text:p>
          </table:table-cell>
          <table:table-cell office:value-type="float" office:value="4003055.25028467" calcext:value-type="float">
            <text:p>4003055,25028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14:18:45.670000000</dc:date>
    <meta:editing-duration>PT23S</meta:editing-duration>
    <meta:editing-cycles>1</meta:editing-cycles>
    <meta:document-statistic meta:table-count="1" meta:cell-count="108" meta:object-count="0"/>
    <meta:generator>LibreOffice/7.3.2.2$Windows_X86_64 LibreOffice_project/49f2b1bff42cfccbd8f788c8dc32c1c309559be0</meta:generator>
  </office:meta>
</office:document-meta>
</file>